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3">
      <style:table-cell-properties fo:border="thin solid #000000" style:vertical-align="automatic" fo:background-color="#DDDDDD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3">
      <style:table-cell-properties fo:border="thin solid #000000" style:vertical-align="top" fo:background-color="transparent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fo:border="thin solid #000000" fo:background-color="#DDDDDD"/>
    </style:style>
    <style:style style:name="ce8" style:family="table-cell" style:parent-style-name="Default" style:data-style-name="N2">
      <style:table-cell-properties fo:border="thin solid #000000"/>
    </style:style>
    <style:style style:name="ce9" style:family="table-cell" style:parent-style-name="Default" style:data-style-name="N3">
      <style:table-cell-properties fo:border="thin solid #000000" fo:background-color="#DDDDDD"/>
    </style:style>
    <style:style style:name="ce10" style:family="table-cell" style:parent-style-name="Default" style:data-style-name="N2">
      <style:table-cell-properties fo:border="thin solid #000000" fo:background-color="#CFE7F5"/>
    </style:style>
    <style:style style:name="ce11" style:family="table-cell" style:parent-style-name="Default" style:data-style-name="N0">
      <style:table-cell-properties fo:border="thin solid #000000" style:vertical-align="middle" fo:background-color="#DDDDDD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DDDDDD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automatic" fo:wrap-option="wrap" fo:background-color="#DDDDDD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3">
      <style:table-cell-properties fo:border="thin solid #000000" style:vertical-align="automatic" fo:background-color="#DDDDDD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3">
      <style:table-cell-properties fo:border="thin solid #000000" style:vertical-align="automatic" fo:wrap-option="wrap" fo:background-color="#DDDDDD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3.38666666666667cm"/>
    </style:style>
    <style:style style:name="co2" style:family="table-column">
      <style:table-column-properties fo:break-before="auto" style:column-width="2.24366666666667cm"/>
    </style:style>
    <style:style style:name="co3" style:family="table-column">
      <style:table-column-properties fo:break-before="auto" style:column-width="2.01083333333333cm"/>
    </style:style>
    <style:style style:name="co4" style:family="table-column">
      <style:table-column-properties fo:break-before="auto" style:column-width="1.98966666666667cm"/>
    </style:style>
    <style:style style:name="co5" style:family="table-column">
      <style:table-column-properties fo:break-before="auto" style:column-width="1.7145cm"/>
    </style:style>
    <style:style style:name="co6" style:family="table-column">
      <style:table-column-properties fo:break-before="auto" style:column-width="2.54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.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37">
      <style:graphic-properties draw:stroke="solid" svg:stroke-color="#000000" draw:auto-grow-width="false" draw:auto-grow-height="false"/>
    </style:style>
    <style:style style:family="graphic" style:name="a38">
      <style:graphic-properties draw:stroke="solid" svg:stroke-color="#000000" draw:auto-grow-width="false" draw:auto-grow-height="false"/>
    </style:style>
    <style:style style:family="graphic" style:name="a39">
      <style:graphic-properties draw:stroke="solid" svg:stroke-color="#000000" draw:auto-grow-width="false" draw:auto-grow-height="false"/>
    </style:style>
    <style:style style:family="graphic" style:name="a20">
      <style:graphic-properties fo:wrap-option="wrap" fo:padding-top="0in" fo:padding-bottom="0in" fo:padding-left="0in" fo:padding-right="0in" draw:textarea-vertical-align="top" draw:textarea-horizontal-align="left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wrap" fo:padding-top="0in" fo:padding-bottom="0in" fo:padding-left="0in" fo:padding-right="0in" draw:textarea-vertical-align="top" draw:textarea-horizontal-align="left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in" fo:padding-bottom="0in" fo:padding-left="0in" fo:padding-right="0in" draw:textarea-vertical-align="top" draw:textarea-horizontal-align="left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in" fo:padding-bottom="0in" fo:padding-left="0in" fo:padding-right="0in" draw:textarea-vertical-align="top" draw:textarea-horizontal-align="left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in" fo:padding-bottom="0in" fo:padding-left="0in" fo:padding-right="0in" draw:textarea-vertical-align="top" draw:textarea-horizontal-align="left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in" fo:padding-bottom="0in" fo:padding-left="0in" fo:padding-right="0in" draw:textarea-vertical-align="top" draw:textarea-horizontal-align="left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in" fo:padding-bottom="0in" fo:padding-left="0in" fo:padding-right="0in" draw:textarea-vertical-align="top" draw:textarea-horizontal-align="left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0">
      <style:graphic-properties draw:stroke="solid" svg:stroke-color="#000000" draw:auto-grow-width="false" draw:auto-grow-height="false"/>
    </style:style>
    <style:style style:family="text" style:name="a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">
      <style:graphic-properties draw:stroke="solid" svg:stroke-color="#000000" draw:auto-grow-width="false" draw:auto-grow-height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">
      <style:graphic-properties draw:stroke="solid" svg:stroke-color="#000000" draw:auto-grow-width="false" draw:auto-grow-height="false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3">
      <style:graphic-properties draw:stroke="solid" svg:stroke-color="#000000" draw:auto-grow-width="false" draw:auto-grow-height="false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">
      <style:graphic-properties draw:stroke="solid" svg:stroke-color="#000000" draw:auto-grow-width="false" draw:auto-grow-height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draw:stroke="solid" svg:stroke-color="#000000" draw:auto-grow-width="false" draw:auto-grow-height="false"/>
    </style:style>
    <style:style style:family="graphic" style:name="a8">
      <style:graphic-properties fo:wrap-option="wrap" fo:padding-top="0in" fo:padding-bottom="0in" fo:padding-left="0in" fo:padding-right="0in" draw:textarea-vertical-align="top" draw:textarea-horizontal-align="left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6">
      <style:graphic-properties draw:stroke="solid" svg:stroke-color="#000000" draw:auto-grow-width="false" draw:auto-grow-height="fals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">
      <style:graphic-properties draw:stroke="solid" svg:stroke-color="#000000" draw:auto-grow-width="false" draw:auto-grow-height="false"/>
    </style:style>
    <style:style style:family="graphic" style:name="a30">
      <style:graphic-properties draw:stroke="solid" svg:stroke-color="#000000" draw:auto-grow-width="false" draw:auto-grow-height="false"/>
    </style:style>
    <style:style style:family="graphic" style:name="a31">
      <style:graphic-properties draw:stroke="solid" svg:stroke-color="#000000" draw:auto-grow-width="false" draw:auto-grow-height="false"/>
    </style:style>
    <style:style style:family="graphic" style:name="a32">
      <style:graphic-properties draw:stroke="solid" svg:stroke-color="#000000" draw:auto-grow-width="false" draw:auto-grow-height="false"/>
    </style:style>
    <style:style style:family="graphic" style:name="a33">
      <style:graphic-properties draw:stroke="solid" svg:stroke-color="#000000" draw:auto-grow-width="false" draw:auto-grow-height="false"/>
    </style:style>
    <style:style style:family="graphic" style:name="a34">
      <style:graphic-properties draw:stroke="solid" svg:stroke-color="#000000" draw:auto-grow-width="false" draw:auto-grow-height="false"/>
    </style:style>
    <style:style style:family="graphic" style:name="a35">
      <style:graphic-properties draw:stroke="solid" svg:stroke-color="#000000" draw:auto-grow-width="false" draw:auto-grow-height="false"/>
    </style:style>
    <style:style style:family="graphic" style:name="a36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reas" table:style-name="ta1">
        <table:shapes>
          <draw:custom-shape svg:x="0in" svg:y="0in" svg:width="0.0004in" svg:height="0.0004in" draw:z-index="1" draw:id="id0" draw:style-name="a2" draw:name="Comment 3">
            <svg:title/>
            <svg:desc/>
            <text:p text:style-name="a1" text:class-names="" text:cond-style-name=""><text:span text:style-name="a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2" draw:id="id1" draw:style-name="a5" draw:name="Comment 1">
            <svg:title/>
            <svg:desc/>
            <text:p text:style-name="a4" text:class-names="" text:cond-style-name=""><text:span text:style-name="a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3" draw:id="id2" draw:style-name="a8" draw:name="Comment 2">
            <svg:title/>
            <svg:desc/>
            <text:p text:style-name="a7" text:class-names="" text:cond-style-name=""><text:span text:style-name="a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4" draw:id="id3" draw:style-name="a11" draw:name="Comment 8">
            <svg:title/>
            <svg:desc/>
            <text:p text:style-name="a10" text:class-names="" text:cond-style-name=""><text:span text:style-name="a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5" draw:id="id4" draw:style-name="a14" draw:name="Comment 9">
            <svg:title/>
            <svg:desc/>
            <text:p text:style-name="a13" text:class-names="" text:cond-style-name=""><text:span text:style-name="a1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6" draw:id="id5" draw:style-name="a17" draw:name="Comment 6">
            <svg:title/>
            <svg:desc/>
            <text:p text:style-name="a16" text:class-names="" text:cond-style-name=""><text:span text:style-name="a1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7" draw:id="id6" draw:style-name="a20" draw:name="Comment 10">
            <svg:title/>
            <svg:desc/>
            <text:p text:style-name="a19" text:class-names="" text:cond-style-name=""><text:span text:style-name="a1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8" draw:id="id7" draw:style-name="a23" draw:name="Comment 11">
            <svg:title/>
            <svg:desc/>
            <text:p text:style-name="a22" text:class-names="" text:cond-style-name=""><text:span text:style-name="a2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9" draw:id="id8" draw:style-name="a26" draw:name="Comment 12">
            <svg:title/>
            <svg:desc/>
            <text:p text:style-name="a25" text:class-names="" text:cond-style-name=""><text:span text:style-name="a2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10" draw:id="id9" draw:style-name="a29" draw:name="Comment 13">
            <svg:title/>
            <svg:desc/>
            <text:p text:style-name="a28" text:class-names="" text:cond-style-name=""><text:span text:style-name="a2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5" table:number-columns-repeated="1016" table:default-cell-style-name="ce1"/>
        <table:table-column table:style-name="co6" table:number-columns-repeated="15360" table:default-cell-style-name="ce1"/>
        <table:table-row table:style-name="ro1">
          <table:table-cell table:style-name="ce2"/>
          <table:table-cell office:value-type="string" table:style-name="ce2">
            <text:p>CPU C=</text:p>
          </table:table-cell>
          <table:table-cell office:value-type="float" office:value="8" table:style-name="ce3">
            <office:annotation draw:style-name="a30" svg:x="3.48333333333333in" svg:y="0.00833333333333333in" svg:width="1.08333333333333in" svg:height="0.716666666666667in">
              <dc:creator/>
              <text:p><text:span text:style-name="T1">Number of available CPUs in the test machine</text:span></text:p>
            </office:annotation>
            <text:p>8</text:p>
          </table:table-cell>
          <table:table-cell office:value-type="string" table:number-columns-spanned="5" table:number-rows-spanned="1" table:style-name="ce11">
            <text:p>ODD-EVEN-SORT</text:p>
          </table:table-cell>
          <table:covered-table-cell table:number-columns-repeated="4"/>
          <table:table-cell office:value-type="string" table:number-columns-spanned="6" table:number-rows-spanned="1" table:style-name="ce12">
            <text:p>concurrency level</text:p>
          </table:table-cell>
          <table:covered-table-cell table:number-columns-repeated="5"/>
          <table:table-cell table:number-columns-repeated="16370"/>
        </table:table-row>
        <table:table-row table:style-name="ro1">
          <table:table-cell table:style-name="ce4"/>
          <table:table-cell office:value-type="string" table:style-name="ce4">
            <text:p>Level:</text:p>
          </table:table-cell>
          <table:table-cell office:value-type="string" table:style-name="ce5">
            <office:annotation draw:style-name="a31" svg:x="3.15in" svg:y="0.0333333333333333in" svg:width="1.08333333333333in" svg:height="0.716666666666667in">
              <dc:creator>Allan Berrocal</dc:creator>
              <text:p><text:span text:style-name="T1">Serial</text:span></text:p>
            </office:annotation>
            <text:p>Duration</text:p>
          </table:table-cell>
          <table:table-cell office:value-type="string" table:style-name="ce13">
            <office:annotation draw:style-name="a32" svg:x="3.90833333333333in" svg:y="0.125in" svg:width="1.13333333333333in" svg:height="0.7in">
              <dc:creator/>
              <text:p>Serial version</text:p>
            </office:annotation>
            <text:p>Duration</text:p>
          </table:table-cell>
          <table:table-cell office:value-type="string" table:style-name="ce5">
            <office:annotation draw:style-name="a33" svg:x="4.69166666666667in" svg:y="0.125in" svg:width="1.13333333333333in" svg:height="0.7in">
              <dc:creator/>
              <text:p>Concurrent version (Pthread)</text:p>
            </office:annotation>
            <text:p>Duration</text:p>
          </table:table-cell>
          <table:table-cell table:style-name="ce5">
            <office:annotation draw:style-name="a34" svg:x="5.59166666666667in" svg:y="0in" svg:width="1.13333333333333in" svg:height="1.19166666666667in">
              <dc:creator/>
              <text:p>Dynamic mapping of numbers (leave empty if you skipped this version)</text:p>
            </office:annotation>
          </table:table-cell>
          <table:table-cell table:style-name="ce5">
            <office:annotation draw:style-name="a35" svg:x="6.375in" svg:y="0in" svg:width="1.13333333333333in" svg:height="1.75in">
              <dc:creator/>
              <text:p>[Optional]</text:p>
              <text:p>Dynamic mapping of more grained decomposition (leave empty if you skipped this version)</text:p>
            </office:annotation>
          </table:table-cell>
          <table:table-cell table:style-name="ce5">
            <office:annotation draw:style-name="a36" svg:x="7.15833333333333in" svg:y="0in" svg:width="1.13333333333333in" svg:height="0.7in">
              <dc:creator/>
              <text:p>Free proposal</text:p>
            </office:annotation>
          </table:table-cell>
          <table:table-cell office:value-type="float" office:value="1" table:formula="of:=1" table:style-name="ce5">
            <office:annotation draw:style-name="a37" svg:x="7.75in" svg:y="0.0333333333333333in" svg:width="1.08333333333333in" svg:height="0.716666666666667in">
              <dc:creator>Allan Berrocal</dc:creator>
              <text:p><text:span text:style-name="T1">Un solo hilo</text:span></text:p>
            </office:annotation>
            <text:p>1</text:p>
          </table:table-cell>
          <table:table-cell office:value-type="string" table:style-name="ce5">
            <office:annotation draw:style-name="a38" svg:x="8.425in" svg:y="0.0333333333333333in" svg:width="1.08333333333333in" svg:height="0.716666666666667in">
              <dc:creator>Allan Berrocal</dc:creator>
              <text:p><text:span text:style-name="T1">Tantos hilos como la mitad de CPUs hay en la computadora que ejecuta el programa</text:span><text:span text:style-name="T1"/></text:p>
              <text:p/>
            </office:annotation>
            <text:p>.5C</text:p>
          </table:table-cell>
          <table:table-cell office:value-type="string" table:style-name="ce5">
            <office:annotation draw:style-name="a39" svg:x="9.1in" svg:y="0.0333333333333333in" svg:width="1.08333333333333in" svg:height="0.716666666666667in">
              <dc:creator>Allan Berrocal</dc:creator>
              <text:p><text:span text:style-name="T1">Tantos hilos como CPUs hay en la computadora que ejecuta el programa</text:span><text:span text:style-name="T1"/></text:p>
              <text:p/>
            </office:annotation>
            <text:p>1C</text:p>
          </table:table-cell>
          <table:table-cell office:value-type="string" table:style-name="ce5">
            <office:annotation draw:style-name="a40" svg:x="9.78333333333333in" svg:y="0.0333333333333333in" svg:width="1.08333333333333in" svg:height="0.716666666666667in">
              <dc:creator>Allan Berrocal</dc:creator>
              <text:p><text:span text:style-name="T1">Dos hilos por cada CPU que hay en la computadora que ejecuta el programa</text:span><text:span text:style-name="T1"/></text:p>
              <text:p/>
            </office:annotation>
            <text:p>2C</text:p>
          </table:table-cell>
          <table:table-cell office:value-type="string" table:style-name="ce5">
            <office:annotation draw:style-name="a41" svg:x="12.25in" svg:y="0.0333333333333333in" svg:width="1.08333333333333in" svg:height="0.716666666666667in">
              <dc:creator>Allan Berrocal</dc:creator>
              <text:p><text:span text:style-name="T1">Cuatro hilos por cada CPU que hay en la computadora que ejecuta el programa</text:span><text:span text:style-name="T1"/></text:p>
              <text:p/>
            </office:annotation>
            <text:p>4C</text:p>
          </table:table-cell>
          <table:table-cell office:value-type="string" table:style-name="ce5">
            <office:annotation draw:style-name="a42" svg:x="11.1416666666667in" svg:y="0.0333333333333333in" svg:width="1.08333333333333in" svg:height="0.716666666666667in">
              <dc:creator>Allan Berrocal</dc:creator>
              <text:p><text:span text:style-name="T1">Tantos hilos como números recibe el programa en la entrada estándar</text:span><text:span text:style-name="T1"/></text:p>
              <text:p/>
            </office:annotation>
            <text:p>D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Test File</text:p>
          </table:table-cell>
          <table:table-cell office:value-type="string" table:style-name="ce4">
            <text:p>Threads</text:p>
          </table:table-cell>
          <table:table-cell office:value-type="float" office:value="1" table:style-name="ce5">
            <text:p>1</text:p>
          </table:table-cell>
          <table:table-cell office:value-type="float" office:value="8" table:style-name="ce5">
            <text:p>8</text:p>
          </table:table-cell>
          <table:table-cell office:value-type="float" office:value="8" table:formula="of:=[.$C$1]" table:style-name="ce5">
            <text:p>8</text:p>
          </table:table-cell>
          <table:table-cell office:value-type="float" office:value="8" table:formula="of:=[.$C$1]" table:style-name="ce5">
            <text:p>8</text:p>
          </table:table-cell>
          <table:table-cell office:value-type="float" office:value="8" table:formula="of:=[.$C$1]" table:style-name="ce5">
            <text:p>8</text:p>
          </table:table-cell>
          <table:table-cell office:value-type="float" office:value="8" table:formula="of:=[.$C$1]" table:style-name="ce5">
            <text:p>8</text:p>
          </table:table-cell>
          <table:table-cell office:value-type="float" office:value="1" table:style-name="ce5">
            <text:p>1</text:p>
          </table:table-cell>
          <table:table-cell office:value-type="float" office:value="4" table:formula="of:=0.5*[.$C$1]" table:style-name="ce5">
            <text:p>4</text:p>
          </table:table-cell>
          <table:table-cell office:value-type="float" office:value="8" table:formula="of:=1*[.$C$1]" table:style-name="ce5">
            <text:p>8</text:p>
          </table:table-cell>
          <table:table-cell office:value-type="float" office:value="16" table:formula="of:=2*[.$C$1]" table:style-name="ce5">
            <text:p>16</text:p>
          </table:table-cell>
          <table:table-cell office:value-type="float" office:value="32" table:formula="of:=4*[.$C$1]" table:style-name="ce5">
            <text:p>32</text:p>
          </table:table-cell>
          <table:table-cell office:value-type="float" office:value="14" table:style-name="ce14">
            <text:p>14</text:p>
          </table:table-cell>
          <table:table-cell table:number-columns-repeated="16370"/>
        </table:table-row>
        <table:table-row table:style-name="ro2">
          <table:table-cell office:value-type="string" table:style-name="ce6">
            <office:annotation draw:style-name="a43" svg:x="1.56666666666667in" svg:y="0.0333333333333333in" svg:width="1.13333333333333in" svg:height="0.816666666666667in">
              <dc:creator/>
              <text:p>Type the test case used to measure the performance</text:p>
            </office:annotation>
            <text:p>Random</text:p>
          </table:table-cell>
          <table:table-cell office:value-type="string" table:style-name="ce7">
            <text:p>Serial</text:p>
          </table:table-cell>
          <table:table-cell table:style-name="ce8">
            <office:annotation draw:style-name="a44" svg:x="3.48333333333333in" svg:y="0.391666666666667in" svg:width="1.08333333333333in" svg:height="0.716666666666667in">
              <dc:creator/>
              <text:p><text:span text:style-name="T1">Duration in seconds running with no thread support (main thread calculates everything)</text:span></text:p>
            </office:annotation>
          </table:table-cell>
          <table:table-cell table:number-columns-repeated="5" table:style-name="ce8"/>
          <table:table-cell office:value-type="float" office:value="276.64" table:style-name="ce8">
            <text:p>276.64</text:p>
          </table:table-cell>
          <table:table-cell table:number-columns-repeated="5" table:style-name="ce8"/>
          <table:table-cell table:number-columns-repeated="16370"/>
        </table:table-row>
        <table:table-row table:style-name="ro3">
          <table:table-cell office:value-type="string" table:style-name="ce4">
            <text:p>Input Size:</text:p>
          </table:table-cell>
          <table:table-cell office:value-type="string" table:style-name="ce15">
            <text:p>Parallel -for</text:p>
          </table:table-cell>
          <table:table-cell table:style-name="ce10">
            <office:annotation draw:style-name="a45" svg:x="3.48333333333333in" svg:y="0.55in" svg:width="1.08333333333333in" svg:height="0.716666666666667in">
              <dc:creator/>
              <text:p><text:span text:style-name="T1">Type formula here to calculate the speedup relative to the serial version</text:span></text:p>
            </office:annotation>
          </table:table-cell>
          <table:table-cell table:number-columns-repeated="5" table:style-name="ce10"/>
          <table:table-cell office:value-type="float" office:value="172.43" table:style-name="ce10">
            <text:p>172.43</text:p>
          </table:table-cell>
          <table:table-cell office:value-type="float" office:value="163.33000000000001" table:style-name="ce10">
            <text:p>163.33</text:p>
          </table:table-cell>
          <table:table-cell office:value-type="float" office:value="158.52000000000001" table:style-name="ce10">
            <text:p>158.52</text:p>
          </table:table-cell>
          <table:table-cell office:value-type="float" office:value="173.96" table:style-name="ce10">
            <text:p>173.96</text:p>
          </table:table-cell>
          <table:table-cell office:value-type="float" office:value="159.33000000000001" table:style-name="ce10">
            <text:p>159.33</text:p>
          </table:table-cell>
          <table:table-cell office:value-type="float" office:value="150.29" table:style-name="ce10">
            <text:p>150.29</text:p>
          </table:table-cell>
          <table:table-cell table:number-columns-repeated="16370"/>
        </table:table-row>
        <table:table-row table:style-name="ro2">
          <table:table-cell office:value-type="float" office:value="150000" table:style-name="ce6">
            <office:annotation draw:style-name="a46" svg:x="1.56666666666667in" svg:y="0.45in" svg:width="1.13333333333333in" svg:height="1.19166666666667in">
              <dc:creator/>
              <text:p>Type here the input size of the test case used to measure performance.</text:p>
            </office:annotation>
            <text:p>150,000</text:p>
          </table:table-cell>
          <table:table-cell office:value-type="string" table:style-name="ce9">
            <text:p>two-for</text:p>
          </table:table-cell>
          <table:table-cell table:style-name="ce10">
            <office:annotation draw:style-name="a47" svg:x="3.48333333333333in" svg:y="0.758333333333333in" svg:width="1.08333333333333in" svg:height="0.716666666666667in">
              <dc:creator/>
              <text:p><text:span text:style-name="T1">Type formula here to calculate the efficiency relative to the serial version</text:span></text:p>
            </office:annotation>
          </table:table-cell>
          <table:table-cell table:number-columns-repeated="5" table:style-name="ce10"/>
          <table:table-cell office:value-type="float" office:value="122.43" table:style-name="ce10">
            <text:p>122.43</text:p>
          </table:table-cell>
          <table:table-cell office:value-type="float" office:value="112.58" table:style-name="ce10">
            <text:p>112.58</text:p>
          </table:table-cell>
          <table:table-cell office:value-type="float" office:value="110.77" table:style-name="ce10">
            <text:p>110.77</text:p>
          </table:table-cell>
          <table:table-cell office:value-type="float" office:value="119.4" table:style-name="ce10">
            <text:p>119.40</text:p>
          </table:table-cell>
          <table:table-cell office:value-type="float" office:value="141.54" table:style-name="ce10">
            <text:p>141.54</text:p>
          </table:table-cell>
          <table:table-cell office:value-type="float" office:value="124.18" table:style-name="ce10">
            <text:p>124.18</text:p>
          </table:table-cell>
          <table:table-cell table:number-columns-repeated="16370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 table:style-name="ce1"/>
          <table:table-cell office:value-type="string" table:style-name="ce1">
            <text:p>Create a graph for comparing optimizations using two vertical axes here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1"/>
          <table:table-cell office:value-type="string" table:style-name="ce1">
            <text:p>Create a graph for comparing concurrency levels using two vertical axes here</text:p>
          </table:table-cell>
          <table:table-cell table:number-columns-repeated="16381" table:style-name="ce1"/>
        </table:table-row>
        <table:table-row table:number-rows-repeated="104856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currency-style style:name="N36P0" number:language="es" number:country="CR">
      <number:currency-symbol number:language="es" number:country="CR">₡</number:currency-symbol>
      <number:text> </number:text>
      <number:number number:decimal-places="2" number:min-integer-digits="1" number:grouping="true"/>
    </number:currency-style>
    <number:currency-style style:name="N36" number:language="es" number:country="CR">
      <style:text-properties fo:color="#FF0000"/>
      <number:text>-</number:text>
      <number:currency-symbol number:language="es" number:country="CR">₡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Fabio Sanabria</meta:initial-creator>
    <dc:creator>fasav</dc:creator>
    <meta:creation-date>2019-06-11T10:24:21Z</meta:creation-date>
    <dc:date>2022-11-02T00:46:55Z</dc:date>
    <meta:editing-cycles>18</meta:editing-cycles>
    <meta:editing-duration>PT4418S</meta:editing-duration>
  </office:meta>
</office:document-meta>
</file>